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gradient-name="Tango_20_Gree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gradient" draw:fill-gradient-name="Tango_20_Green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7.051cm" svg:x="0cm" svg:y="2.09cm">
          <draw:image xlink:href="../mai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7cm" svg:x="1.4cm" svg:y="0.836cm" presentation:class="title">
          <draw:text-box>
            <text:p>Calendrier</text:p>
          </draw:text-box>
        </draw:frame>
        <draw:frame presentation:style-name="pr3" draw:text-style-name="P2" draw:layer="layout" svg:width="25.199cm" svg:height="12.179cm" svg:x="1.4cm" svg:y="4.913cm" presentation:class="subtitle">
          <draw:text-box>
            <text:p/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Lino génère automatiquement des propositions de rendez-vous</text:p>
              </text:list-item>
              <text:list-item>
                <text:p>Lino respecte les jours féri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7.999cm" svg:height="17.051cm" svg:x="0.143cm" svg:y="2.089cm">
          <draw:image xlink:href="../cal.EventTypes.gri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7.999cm" svg:height="17.051cm" svg:x="0.143cm" svg:y="2.089cm">
          <draw:image xlink:href="../cal.EventTypes.detai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7.999cm" svg:height="17.051cm" svg:x="0.143cm" svg:y="2.089cm">
          <draw:image xlink:href="../cal.RecurrentEvents.gri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7.999cm" svg:height="17.051cm" svg:x="0.143cm" svg:y="2.087cm">
          <draw:image xlink:href="../cal.RecurrentEvents.detai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6:58:51.983542558</meta:creation-date>
    <meta:generator>LibreOffice/5.1.4.2$Linux_X86_64 LibreOffice_project/10m0$Build-2</meta:generator>
    <dc:date>2016-12-20T17:27:50.601611709</dc:date>
    <meta:editing-duration>PT23M36S</meta:editing-duration>
    <meta:editing-cycles>6</meta:editing-cycles>
    <meta:document-statistic meta:object-count="41"/>
  </office:meta>
</office:document-meta>
</file>